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5-01-1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4-01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3-01-05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3-01-05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2-01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1-01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20-01-03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9-01-04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8-01-03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7-01-04 18:5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6-01-03 22:2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2101395101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